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andas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b8ff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cc" draw:fill-hatch-solid="fals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fill-hatch-solid="fals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2.827cm" svg:x="2.27cm" svg:y="4.5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54cm" svg:height="1.673cm" svg:x="2.143cm" svg:y="2.831cm">
          <draw:text-box>
            <text:p text:style-name="P1">Espacio</text:p>
            <text:p text:style-name="P1">virtual</text:p>
          </draw:text-box>
        </draw:frame>
        <draw:custom-shape draw:style-name="gr1" draw:text-style-name="P1" draw:layer="layout" svg:width="2.54cm" svg:height="7.62cm" svg:x="8.569cm" svg:y="4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4.318cm" svg:x="6.191cm" svg:y="8.36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46cm" svg:height="1.673cm" svg:x="4.81cm" svg:y="2.831cm">
          <draw:text-box>
            <text:p text:style-name="P1">Mapa</text:p>
            <text:p text:style-name="P1">de memoria</text:p>
          </draw:text-box>
        </draw:frame>
        <draw:frame draw:style-name="gr2" draw:text-style-name="P1" draw:layer="layout" svg:width="2.754cm" svg:height="1.673cm" svg:x="8.51cm" svg:y="2.831cm">
          <draw:text-box>
            <text:p text:style-name="P1">Espacio</text:p>
            <text:p text:style-name="P1">físico</text:p>
          </draw:text-box>
        </draw:frame>
        <draw:frame draw:style-name="gr2" draw:text-style-name="P1" draw:layer="layout" svg:width="5.218cm" svg:height="1.673cm" svg:x="11.251cm" svg:y="2.831cm">
          <draw:text-box>
            <text:p text:style-name="P1">Almacenamiento</text:p>
            <text:p text:style-name="P1">secundario</text:p>
          </draw:text-box>
        </draw:frame>
        <draw:custom-shape draw:style-name="gr3" draw:text-style-name="P1" draw:layer="layout" svg:width="2.032cm" svg:height="4.826cm" svg:x="2.524cm" svg:y="4.556cm">
          <text:p text:style-name="P1">Código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032cm" svg:height="1.016cm" svg:x="2.524cm" svg:y="11.16cm">
          <text:p text:style-name="P1">Dato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2.528cm" svg:x="2.524cm" svg:y="14.22cm">
          <text:p text:style-name="P1">Dato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556cm" svg:y1="11.668cm" svg:x2="6.207cm" svg:y2="9.025cm" draw:start-shape="id1" draw:start-glue-point="1" draw:end-shape="id2" draw:end-glue-point="3" svg:d="m4556 11668h826v-2643h825" svg:viewBox="0 0 1652 2644">
          <text:p/>
        </draw:connector>
        <draw:custom-shape draw:style-name="gr3" draw:text-style-name="P1" xml:id="id2" draw:id="id2" draw:layer="layout" svg:width="1.27cm" svg:height="0.254cm" svg:x="6.207cm" svg:y="8.89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1.969cm" svg:x1="7.477cm" svg:y1="9.025cm" svg:x2="12.684cm" svg:y2="5.064cm" draw:start-shape="id2" draw:start-glue-point="1" draw:end-shape="id3" draw:end-glue-point="3" svg:d="m7477 9025h635v-3961h4572" svg:viewBox="0 0 5208 3962">
          <text:p/>
        </draw:connector>
        <draw:custom-shape draw:style-name="gr5" draw:text-style-name="P1" draw:layer="layout" svg:width="3.048cm" svg:height="9.017cm" svg:x="12.43cm" svg:y="4.6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2.54cm" svg:height="0.254cm" svg:x="12.684cm" svg:y="4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254cm" svg:x="12.684cm" svg:y="5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254cm" svg:x="12.684cm" svg:y="6.2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254cm" svg:x="12.684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254cm" svg:x="12.684cm" svg:y="7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0.254cm" svg:x="12.684cm" svg:y="8.207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2.54cm" svg:height="12.827cm" svg:x="1cm" svg:y="6.33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2.54cm" svg:height="12.827cm" svg:x="1cm" svg:y="6.33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2.032cm" svg:height="4.826cm" svg:x="1.254cm" svg:y="6.334cm">
              <text:p text:style-name="P1">Código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2.032cm" svg:height="1.016cm" svg:x="1.254cm" svg:y="12.938cm">
              <text:p text:style-name="P1">Datos</text:p>
              <draw:enhanced-geometry svg:viewBox="0 0 21600 21600" draw:type="rectangle" draw:enhanced-path="M 0 0 L 21600 0 21600 21600 0 21600 0 0 Z N"/>
            </draw:custom-shape>
            <draw:custom-shape draw:style-name="gr9" draw:text-style-name="P1" xml:id="id4" draw:id="id4" draw:layer="layout" svg:width="2.032cm" svg:height="2.528cm" svg:x="1.254cm" svg:y="15.998cm">
              <text:p text:style-name="P1">Datos</text:p>
              <draw:enhanced-geometry svg:viewBox="0 0 21600 21600" draw:type="rectangle" draw:enhanced-path="M 0 0 L 21600 0 21600 21600 0 21600 0 0 Z N"/>
            </draw:custom-shape>
            <draw:connector draw:style-name="gr4" draw:text-style-name="P1" draw:layer="layout" draw:line-skew="0.442cm" svg:x1="3.286cm" svg:y1="17.262cm" svg:x2="6.218cm" svg:y2="12.053cm" draw:start-shape="id4" draw:start-glue-point="1" svg:d="m3286 17262h2159v-5209h773" svg:viewBox="0 0 2933 5210">
              <text:p/>
            </draw:connector>
          </draw:g>
        </draw:g>
        <draw:custom-shape draw:style-name="gr9" draw:text-style-name="P1" xml:id="id5" draw:id="id5" draw:layer="layout" svg:width="1.27cm" svg:height="0.254cm" svg:x="6.194cm" svg:y="11.91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464cm" svg:y1="12.039cm" svg:x2="8.747cm" svg:y2="10.652cm" draw:start-shape="id5" draw:start-glue-point="1" draw:end-shape="id6" draw:end-glue-point="3" svg:d="m7464 12039h641v-1387h642" svg:viewBox="0 0 1284 1388">
          <text:p/>
        </draw:connector>
        <draw:custom-shape draw:style-name="gr9" draw:text-style-name="P1" xml:id="id6" draw:id="id6" draw:layer="layout" svg:width="2.199cm" svg:height="1.016cm" svg:x="8.747cm" svg:y="10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7.51cm" svg:height="17.73cm" svg:x="0cm" svg:y="2.2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andas" draw:style="single" draw:color="#000000" draw:distance="0.254cm" draw:rotation="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5T19:27:58</meta:creation-date>
    <dc:date>2013-06-06T09:52:33</dc:date>
    <meta:editing-duration>PT14H9M4S</meta:editing-duration>
    <meta:editing-cycles>6</meta:editing-cycles>
    <meta:generator>LibreOffice/4.0.3.3$Linux_x86 LibreOffice_project/0eaa50a932c8f2199a615e1eb30f7ac74279539</meta:generator>
    <meta:document-statistic meta:object-count="32"/>
  </office:meta>
</office:document-meta>
</file>